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0.165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4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0 B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s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code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 tuning capacitors</text:p>
          </table:table-cell>
          <table:table-cell office:value-type="string" calcext:value-type="string">
            <text:p>Yes, if Y1 is not fitted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812085" calcext:value-type="float">
            <text:p>2812085</text:p>
          </table:table-cell>
          <table:table-cell office:value-type="string" calcext:value-type="string">
            <text:p>710-885012006049</text:p>
          </table:table-cell>
        </table:table-row>
        <table:table-row table:style-name="ro1">
          <table:table-cell office:value-type="string" calcext:value-type="string">
            <text:p>C3, 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 6.3 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013436" calcext:value-type="float">
            <text:p>3013436</text:p>
          </table:table-cell>
          <table:table-cell office:value-type="string" calcext:value-type="string">
            <text:p>963-JMK107BB7475KA-T</text:p>
          </table:table-cell>
        </table:table-row>
        <table:table-row table:style-name="ro1">
          <table:table-cell office:value-type="string" calcext:value-type="string">
            <text:p>C5, C6, 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= 6.3 V</text:p>
          </table:table-cell>
          <table:table-cell office:value-type="string" calcext:value-type="string">
            <text:p>C5: No. C6: Yes, if not using ADC. C7: Yes, if SW1 is not fitted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581044" calcext:value-type="float">
            <text:p>2581044</text:p>
          </table:table-cell>
          <table:table-cell office:value-type="string" calcext:value-type="string">
            <text:p>710-885012206020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f &lt;= 3 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265380" calcext:value-type="float">
            <text:p>3265380</text:p>
          </table:table-cell>
          <table:table-cell office:value-type="string" calcext:value-type="string">
            <text:p>710-150060RS5504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 pin he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27 mm pitch, 2x5</text:p>
          </table:table-cell>
          <table:table-cell office:value-type="string" calcext:value-type="string">
            <text:p>No (unless using pogo pins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1577743" calcext:value-type="float">
            <text:p>1577743</text:p>
          </table:table-cell>
          <table:table-cell office:value-type="string" calcext:value-type="string">
            <text:p>200-MTMS10502TD00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 Micro-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05017-0001</text:p>
          </table:table-cell>
          <table:table-cell office:value-type="float" office:value="2614950" calcext:value-type="float">
            <text:p>2614950</text:p>
          </table:table-cell>
          <table:table-cell office:value-type="string" calcext:value-type="string">
            <text:p>538-105017-0001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pull u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694880" calcext:value-type="float">
            <text:p>2694880</text:p>
          </table:table-cell>
          <table:table-cell office:value-type="string" calcext:value-type="string">
            <text:p>755-SFR03EZPF4701</text:p>
          </table:table-cell>
        </table:table-row>
        <table:table-row table:style-name="ro1">
          <table:table-cell office:value-type="string" calcext:value-type="string">
            <text:p>R3-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60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 limi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447339" calcext:value-type="float">
            <text:p>2447339</text:p>
          </table:table-cell>
          <table:table-cell office:value-type="string" calcext:value-type="string">
            <text:p>603-RC0603JR-07330RL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itch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KMR2232G</text:p>
          </table:table-cell>
          <table:table-cell office:value-type="float" office:value="2845730" calcext:value-type="float">
            <text:p>2845730</text:p>
          </table:table-cell>
          <table:table-cell office:value-type="string" calcext:value-type="string">
            <text:p>688-SKRKAEE02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AMD11D14A</text:p>
          </table:table-cell>
          <table:table-cell office:value-type="string" calcext:value-type="string">
            <text:p>SOIC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SAMD11D14A-SSUT</text:p>
          </table:table-cell>
          <table:table-cell office:value-type="float" office:value="2475666" calcext:value-type="float">
            <text:p>2475666</text:p>
          </table:table-cell>
          <table:table-cell office:value-type="string" calcext:value-type="string">
            <text:p>556-ATSAMD11D14ASSU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700T-3302E/TT</text:p>
          </table:table-cell>
          <table:table-cell office:value-type="float" office:value="1296592" calcext:value-type="float">
            <text:p>1296592</text:p>
          </table:table-cell>
          <table:table-cell office:value-type="string" calcext:value-type="string">
            <text:p>579-MCP1700T3302E/TT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USBLC6-2SC6</text:p>
          </table:table-cell>
          <table:table-cell office:value-type="float" office:value="1269406" calcext:value-type="float">
            <text:p>1269406</text:p>
          </table:table-cell>
          <table:table-cell office:value-type="string" calcext:value-type="string">
            <text:p>511-USBLC6-2SC6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3.2x1.5 mm</text:p>
          </table:table-cell>
          <table:table-cell office:value-type="float" office:value="32.768" calcext:value-type="float">
            <text:p>32.768</text:p>
          </table:table-cell>
          <table:table-cell office:value-type="string" calcext:value-type="string">
            <text:p>k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228394" calcext:value-type="float">
            <text:p>3228394</text:p>
          </table:table-cell>
          <table:table-cell office:value-type="string" calcext:value-type="string">
            <text:p>732-FC135-32.76KAA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0:52:52.950770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0T12:25:49.805400998</meta:creation-date>
    <dc:date>2020-06-07T10:58:09.205671718</dc:date>
    <meta:editing-duration>P1DT5H11M8S</meta:editing-duration>
    <meta:editing-cycles>7</meta:editing-cycles>
    <meta:generator>LibreOffice/6.4.4.2$Linux_X86_64 LibreOffice_project/40$Build-2</meta:generator>
    <meta:document-statistic meta:table-count="1" meta:cell-count="137" meta:object-count="0"/>
  </office:meta>
</office:document-meta>
</file>